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DateOfLastGame</text:p>
          </table:table-cell>
          <table:table-cell office:value-type="string" calcext:value-type="string">
            <text:p>PlayerName</text:p>
          </table:table-cell>
          <table:table-cell office:value-type="string" calcext:value-type="string">
            <text:p>PlayerTeam</text:p>
          </table:table-cell>
          <table:table-cell office:value-type="string" calcext:value-type="string">
            <text:p>PtsPerMinute</text:p>
          </table:table-cell>
          <table:table-cell office:value-type="string" calcext:value-type="string">
            <text:p>LastMinutes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PtsPerMinuteSalary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PtsCaptain</text:p>
          </table:table-cell>
          <table:table-cell office:value-type="string" calcext:value-type="string">
            <text:p>PtsPerSalary</text:p>
          </table:table-cell>
          <table:table-cell office:value-type="string" calcext:value-type="string">
            <text:p>Team Trimmed</text:p>
          </table:table-cell>
          <table:table-cell table:number-columns-repeated="5"/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Luka Doncic (15188329)</text:p>
          </table:table-cell>
          <table:table-cell office:value-type="string" calcext:value-type="string">
            <text:p><text:s/>DAL <text:s text:c="7"/></text:p>
          </table:table-cell>
          <table:table-cell office:value-type="float" office:value="1.6727647018204" calcext:value-type="float">
            <text:p>1.6727647018204</text:p>
          </table:table-cell>
          <table:table-cell office:value-type="float" office:value="45.75" calcext:value-type="float">
            <text:p>45.75</text:p>
          </table:table-cell>
          <table:table-cell office:value-type="float" office:value="12000" calcext:value-type="float">
            <text:p>12000</text:p>
          </table:table-cell>
          <table:table-cell table:formula="of:=[.D2]*10000/[.F2]" office:value-type="float" office:value="1.39397058485034" calcext:value-type="float">
            <text:p>1.39397058485034</text:p>
          </table:table-cell>
          <table:table-cell table:formula="of:=[.D2]*[.E2]" office:value-type="float" office:value="76.5289851082834" calcext:value-type="float">
            <text:p>76.5289851082834</text:p>
          </table:table-cell>
          <table:table-cell table:formula="of:=[.H2]*1.5" office:value-type="float" office:value="114.793477662425" calcext:value-type="float">
            <text:p>114.793477662425</text:p>
          </table:table-cell>
          <table:table-cell table:formula="of:=1000*[.H2]/[.F2]" office:value-type="float" office:value="6.37741542569028" calcext:value-type="float">
            <text:p>6.37741542569028</text:p>
          </table:table-cell>
          <table:table-cell table:formula="of:=TRIM([.C2])" office:value-type="string" office:string-value="DAL" calcext:value-type="string">
            <text:p>DAL</text:p>
          </table:table-cell>
          <table:table-cell table:number-columns-repeated="3"/>
          <table:table-cell office:value-type="string" calcext:value-type="string">
            <text:p>DAL</text:p>
          </table:table-cell>
          <table:table-cell table:formula="of:=SUMIF([.C2:.C30];[.O2];[.E2:.E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Boban Marjanovic (15188342)</text:p>
          </table:table-cell>
          <table:table-cell office:value-type="string" calcext:value-type="string">
            <text:p><text:s/>DAL <text:s text:c="7"/></text:p>
          </table:table-cell>
          <table:table-cell office:value-type="float" office:value="1.29825262022074" calcext:value-type="float">
            <text:p>1.29825262022074</text:p>
          </table:table-cell>
          <table:table-cell office:value-type="float" office:value="15.7" calcext:value-type="float">
            <text:p>15.7</text:p>
          </table:table-cell>
          <table:table-cell office:value-type="float" office:value="4000" calcext:value-type="float">
            <text:p>4000</text:p>
          </table:table-cell>
          <table:table-cell table:formula="of:=[.D3]*10000/[.F3]" office:value-type="float" office:value="3.24563155055186" calcext:value-type="float">
            <text:p>3.24563155055186</text:p>
          </table:table-cell>
          <table:table-cell table:formula="of:=[.D3]*[.E3]" office:value-type="float" office:value="20.3825661374657" calcext:value-type="float">
            <text:p>20.3825661374657</text:p>
          </table:table-cell>
          <table:table-cell table:formula="of:=[.H3]*1.5" office:value-type="float" office:value="30.5738492061985" calcext:value-type="float">
            <text:p>30.5738492061985</text:p>
          </table:table-cell>
          <table:table-cell table:formula="of:=1000*[.H3]/[.F3]" office:value-type="float" office:value="5.09564153436641" calcext:value-type="float">
            <text:p>5.09564153436641</text:p>
          </table:table-cell>
          <table:table-cell table:formula="of:=TRIM([.C3])" office:value-type="string" office:string-value="DAL" calcext:value-type="string">
            <text:p>DAL</text:p>
          </table:table-cell>
          <table:table-cell table:number-columns-repeated="3"/>
          <table:table-cell office:value-type="string" calcext:value-type="string">
            <text:p>LAC</text:p>
          </table:table-cell>
          <table:table-cell table:formula="of:=SUMIF([.C2:.C30];[.O3];[.E2:.E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J.J. Barea (15188348)</text:p>
          </table:table-cell>
          <table:table-cell office:value-type="string" calcext:value-type="string">
            <text:p><text:s/>DAL <text:s text:c="7"/></text:p>
          </table:table-cell>
          <table:table-cell office:value-type="float" office:value="1.01321452646896" calcext:value-type="float">
            <text:p>1.01321452646896</text:p>
          </table:table-cell>
          <table:table-cell office:value-type="float" office:value="5.18" calcext:value-type="float">
            <text:p>5.18</text:p>
          </table:table-cell>
          <table:table-cell office:value-type="float" office:value="2200" calcext:value-type="float">
            <text:p>2200</text:p>
          </table:table-cell>
          <table:table-cell table:formula="of:=[.D4]*10000/[.F4]" office:value-type="float" office:value="4.60552057485892" calcext:value-type="float">
            <text:p>4.60552057485892</text:p>
          </table:table-cell>
          <table:table-cell table:style-name="ce2" table:formula="of:=[.D4]*[.E4]" office:value-type="float" office:value="5.24845124710923" calcext:value-type="float">
            <text:p>5.24845124710923</text:p>
          </table:table-cell>
          <table:table-cell table:formula="of:=[.H4]*1.5" office:value-type="float" office:value="7.87267687066384" calcext:value-type="float">
            <text:p>7.87267687066384</text:p>
          </table:table-cell>
          <table:table-cell table:formula="of:=1000*[.H4]/[.F4]" office:value-type="float" office:value="2.38565965777692" calcext:value-type="float">
            <text:p>2.38565965777692</text:p>
          </table:table-cell>
          <table:table-cell table:formula="of:=TRIM([.C4])" office:value-type="string" office:string-value="DAL" calcext:value-type="string">
            <text:p>DAL</text:p>
          </table:table-cell>
          <table:table-cell table:number-columns-repeated="5"/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Trey Burke (15188338)</text:p>
          </table:table-cell>
          <table:table-cell office:value-type="string" calcext:value-type="string">
            <text:p><text:s/>DAL <text:s text:c="7"/></text:p>
          </table:table-cell>
          <table:table-cell office:value-type="float" office:value="0.954306742377726" calcext:value-type="float">
            <text:p>0.954306742377726</text:p>
          </table:table-cell>
          <table:table-cell office:value-type="float" office:value="37.18" calcext:value-type="float">
            <text:p>37.18</text:p>
          </table:table-cell>
          <table:table-cell office:value-type="float" office:value="5400" calcext:value-type="float">
            <text:p>5400</text:p>
          </table:table-cell>
          <table:table-cell table:formula="of:=[.D5]*10000/[.F5]" office:value-type="float" office:value="1.7672347081069" calcext:value-type="float">
            <text:p>1.7672347081069</text:p>
          </table:table-cell>
          <table:table-cell table:formula="of:=[.D5]*[.E5]" office:value-type="float" office:value="35.4811246816038" calcext:value-type="float">
            <text:p>35.4811246816038</text:p>
          </table:table-cell>
          <table:table-cell table:formula="of:=[.H5]*1.5" office:value-type="float" office:value="53.2216870224058" calcext:value-type="float">
            <text:p>53.2216870224058</text:p>
          </table:table-cell>
          <table:table-cell table:formula="of:=1000*[.H5]/[.F5]" office:value-type="float" office:value="6.57057864474145" calcext:value-type="float">
            <text:p>6.57057864474145</text:p>
          </table:table-cell>
          <table:table-cell table:formula="of:=TRIM([.C5])" office:value-type="string" office:string-value="DAL" calcext:value-type="string">
            <text:p>DAL</text:p>
          </table:table-cell>
          <table:table-cell table:number-columns-repeated="5"/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Tim Hardaway Jr. (15188334)</text:p>
          </table:table-cell>
          <table:table-cell office:value-type="string" calcext:value-type="string">
            <text:p><text:s/>DAL <text:s text:c="7"/></text:p>
          </table:table-cell>
          <table:table-cell office:value-type="float" office:value="0.841857113018853" calcext:value-type="float">
            <text:p>0.841857113018853</text:p>
          </table:table-cell>
          <table:table-cell office:value-type="float" office:value="34.78" calcext:value-type="float">
            <text:p>34.78</text:p>
          </table:table-cell>
          <table:table-cell office:value-type="float" office:value="7200" calcext:value-type="float">
            <text:p>7200</text:p>
          </table:table-cell>
          <table:table-cell table:formula="of:=[.D6]*10000/[.F6]" office:value-type="float" office:value="1.16924599030396" calcext:value-type="float">
            <text:p>1.16924599030396</text:p>
          </table:table-cell>
          <table:table-cell table:formula="of:=[.D6]*[.E6]" office:value-type="float" office:value="29.2797903907957" calcext:value-type="float">
            <text:p>29.2797903907957</text:p>
          </table:table-cell>
          <table:table-cell table:formula="of:=[.H6]*1.5" office:value-type="float" office:value="43.9196855861936" calcext:value-type="float">
            <text:p>43.9196855861936</text:p>
          </table:table-cell>
          <table:table-cell table:formula="of:=1000*[.H6]/[.F6]" office:value-type="float" office:value="4.06663755427718" calcext:value-type="float">
            <text:p>4.06663755427718</text:p>
          </table:table-cell>
          <table:table-cell table:formula="of:=TRIM([.C6])" office:value-type="string" office:string-value="DAL" calcext:value-type="string">
            <text:p>DAL</text:p>
          </table:table-cell>
          <table:table-cell table:number-columns-repeated="5"/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Maxi Kleber (15188340)</text:p>
          </table:table-cell>
          <table:table-cell office:value-type="string" calcext:value-type="string">
            <text:p><text:s/>DAL <text:s text:c="7"/></text:p>
          </table:table-cell>
          <table:table-cell office:value-type="float" office:value="0.804053327444776" calcext:value-type="float">
            <text:p>0.804053327444776</text:p>
          </table:table-cell>
          <table:table-cell office:value-type="float" office:value="37.3" calcext:value-type="float">
            <text:p>37.3</text:p>
          </table:table-cell>
          <table:table-cell office:value-type="float" office:value="4600" calcext:value-type="float">
            <text:p>4600</text:p>
          </table:table-cell>
          <table:table-cell table:formula="of:=[.D7]*10000/[.F7]" office:value-type="float" office:value="1.7479420161843" calcext:value-type="float">
            <text:p>1.7479420161843</text:p>
          </table:table-cell>
          <table:table-cell table:style-name="ce2" table:formula="of:=[.D7]*[.E7]" office:value-type="float" office:value="29.9911891136901" calcext:value-type="float">
            <text:p>29.9911891136901</text:p>
          </table:table-cell>
          <table:table-cell table:formula="of:=[.H7]*1.5" office:value-type="float" office:value="44.9867836705352" calcext:value-type="float">
            <text:p>44.9867836705352</text:p>
          </table:table-cell>
          <table:table-cell table:formula="of:=1000*[.H7]/[.F7]" office:value-type="float" office:value="6.51982372036742" calcext:value-type="float">
            <text:p>6.51982372036742</text:p>
          </table:table-cell>
          <table:table-cell table:formula="of:=TRIM([.C7])" office:value-type="string" office:string-value="DAL" calcext:value-type="string">
            <text:p>DAL</text:p>
          </table:table-cell>
          <table:table-cell table:number-columns-repeated="5"/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Seth Curry (15188337)</text:p>
          </table:table-cell>
          <table:table-cell office:value-type="string" calcext:value-type="string">
            <text:p><text:s/>DAL <text:s text:c="7"/></text:p>
          </table:table-cell>
          <table:table-cell office:value-type="float" office:value="0.791672247206403" calcext:value-type="float">
            <text:p>0.791672247206403</text:p>
          </table:table-cell>
          <table:table-cell office:value-type="float" office:value="30.55" calcext:value-type="float">
            <text:p>30.55</text:p>
          </table:table-cell>
          <table:table-cell office:value-type="float" office:value="5800" calcext:value-type="float">
            <text:p>5800</text:p>
          </table:table-cell>
          <table:table-cell table:formula="of:=[.D8]*10000/[.F8]" office:value-type="float" office:value="1.36495215035587" calcext:value-type="float">
            <text:p>1.36495215035587</text:p>
          </table:table-cell>
          <table:table-cell table:formula="of:=[.D8]*[.E8]" office:value-type="float" office:value="24.1855871521556" calcext:value-type="float">
            <text:p>24.1855871521556</text:p>
          </table:table-cell>
          <table:table-cell table:formula="of:=[.H8]*1.5" office:value-type="float" office:value="36.2783807282334" calcext:value-type="float">
            <text:p>36.2783807282334</text:p>
          </table:table-cell>
          <table:table-cell table:formula="of:=1000*[.H8]/[.F8]" office:value-type="float" office:value="4.16992881933717" calcext:value-type="float">
            <text:p>4.16992881933717</text:p>
          </table:table-cell>
          <table:table-cell table:formula="of:=TRIM([.C8])" office:value-type="string" office:string-value="DAL" calcext:value-type="string">
            <text:p>DAL</text:p>
          </table:table-cell>
          <table:table-cell table:number-columns-repeated="5"/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Dorian Finney-Smith (15188336)</text:p>
          </table:table-cell>
          <table:table-cell office:value-type="string" calcext:value-type="string">
            <text:p><text:s/>DAL <text:s text:c="7"/></text:p>
          </table:table-cell>
          <table:table-cell office:value-type="float" office:value="0.715432335029514" calcext:value-type="float">
            <text:p>0.715432335029514</text:p>
          </table:table-cell>
          <table:table-cell office:value-type="float" office:value="33.98" calcext:value-type="float">
            <text:p>33.98</text:p>
          </table:table-cell>
          <table:table-cell office:value-type="float" office:value="6200" calcext:value-type="float">
            <text:p>6200</text:p>
          </table:table-cell>
          <table:table-cell table:formula="of:=[.D9]*10000/[.F9]" office:value-type="float" office:value="1.15392312101535" calcext:value-type="float">
            <text:p>1.15392312101535</text:p>
          </table:table-cell>
          <table:table-cell table:formula="of:=[.D9]*[.E9]" office:value-type="float" office:value="24.3103907443029" calcext:value-type="float">
            <text:p>24.3103907443029</text:p>
          </table:table-cell>
          <table:table-cell table:formula="of:=[.H9]*1.5" office:value-type="float" office:value="36.4655861164543" calcext:value-type="float">
            <text:p>36.4655861164543</text:p>
          </table:table-cell>
          <table:table-cell table:formula="of:=1000*[.H9]/[.F9]" office:value-type="float" office:value="3.92103076521014" calcext:value-type="float">
            <text:p>3.92103076521014</text:p>
          </table:table-cell>
          <table:table-cell table:formula="of:=TRIM([.C9])" office:value-type="string" office:string-value="DAL" calcext:value-type="string">
            <text:p>DAL</text:p>
          </table:table-cell>
          <table:table-cell table:number-columns-repeated="5"/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Justin Jackson (15188360)</text:p>
          </table:table-cell>
          <table:table-cell office:value-type="string" calcext:value-type="string">
            <text:p><text:s/>DAL <text:s text:c="7"/></text:p>
          </table:table-cell>
          <table:table-cell office:value-type="float" office:value="0.683098883173817" calcext:value-type="float">
            <text:p>0.683098883173817</text:p>
          </table:table-cell>
          <table:table-cell office:value-type="float" office:value="5.18" calcext:value-type="float">
            <text:p>5.18</text:p>
          </table:table-cell>
          <table:table-cell office:value-type="float" office:value="1000" calcext:value-type="float">
            <text:p>1000</text:p>
          </table:table-cell>
          <table:table-cell table:formula="of:=[.D10]*10000/[.F10]" office:value-type="float" office:value="6.83098883173817" calcext:value-type="float">
            <text:p>6.83098883173817</text:p>
          </table:table-cell>
          <table:table-cell table:formula="of:=[.D10]*[.E10]" office:value-type="float" office:value="3.53845221484037" calcext:value-type="float">
            <text:p>3.53845221484037</text:p>
          </table:table-cell>
          <table:table-cell table:formula="of:=[.H10]*1.5" office:value-type="float" office:value="5.30767832226056" calcext:value-type="float">
            <text:p>5.30767832226056</text:p>
          </table:table-cell>
          <table:table-cell table:formula="of:=1000*[.H10]/[.F10]" office:value-type="float" office:value="3.53845221484037" calcext:value-type="float">
            <text:p>3.53845221484037</text:p>
          </table:table-cell>
          <table:table-cell table:formula="of:=TRIM([.C10])" office:value-type="string" office:string-value="DAL" calcext:value-type="string">
            <text:p>DAL</text:p>
          </table:table-cell>
          <table:table-cell table:number-columns-repeated="5"/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Michael Kidd-Gilchrist (15188346)</text:p>
          </table:table-cell>
          <table:table-cell office:value-type="string" calcext:value-type="string">
            <text:p><text:s/>DAL <text:s text:c="7"/></text:p>
          </table:table-cell>
          <table:table-cell office:value-type="float" office:value="0.553239037476607" calcext:value-type="float">
            <text:p>0.553239037476607</text:p>
          </table:table-cell>
          <table:table-cell office:value-type="float" office:value="19.38" calcext:value-type="float">
            <text:p>19.38</text:p>
          </table:table-cell>
          <table:table-cell office:value-type="float" office:value="3000" calcext:value-type="float">
            <text:p>3000</text:p>
          </table:table-cell>
          <table:table-cell table:formula="of:=[.D11]*10000/[.F11]" office:value-type="float" office:value="1.84413012492203" calcext:value-type="float">
            <text:p>1.84413012492203</text:p>
          </table:table-cell>
          <table:table-cell table:formula="of:=[.D11]*[.E11]" office:value-type="float" office:value="10.7217725462967" calcext:value-type="float">
            <text:p>10.7217725462967</text:p>
          </table:table-cell>
          <table:table-cell table:formula="of:=[.H11]*1.5" office:value-type="float" office:value="16.082658819445" calcext:value-type="float">
            <text:p>16.082658819445</text:p>
          </table:table-cell>
          <table:table-cell table:formula="of:=1000*[.H11]/[.F11]" office:value-type="float" office:value="3.57392418209888" calcext:value-type="float">
            <text:p>3.57392418209888</text:p>
          </table:table-cell>
          <table:table-cell table:formula="of:=TRIM([.C11])" office:value-type="string" office:string-value="DAL" calcext:value-type="string">
            <text:p>DAL</text:p>
          </table:table-cell>
          <table:table-cell table:number-columns-repeated="5"/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Kawhi Leonard (15188330)</text:p>
          </table:table-cell>
          <table:table-cell office:value-type="string" calcext:value-type="string">
            <text:p><text:s/>LAC <text:s text:c="7"/></text:p>
          </table:table-cell>
          <table:table-cell office:value-type="float" office:value="1.48823071505522" calcext:value-type="float">
            <text:p>1.48823071505522</text:p>
          </table:table-cell>
          <table:table-cell office:value-type="float" office:value="46.53" calcext:value-type="float">
            <text:p>46.53</text:p>
          </table:table-cell>
          <table:table-cell office:value-type="float" office:value="11000" calcext:value-type="float">
            <text:p>11000</text:p>
          </table:table-cell>
          <table:table-cell table:formula="of:=[.D12]*10000/[.F12]" office:value-type="float" office:value="1.35293701368657" calcext:value-type="float">
            <text:p>1.35293701368657</text:p>
          </table:table-cell>
          <table:table-cell table:formula="of:=[.D12]*[.E12]" office:value-type="float" office:value="69.2473751715195" calcext:value-type="float">
            <text:p>69.2473751715195</text:p>
          </table:table-cell>
          <table:table-cell table:formula="of:=[.H12]*1.5" office:value-type="float" office:value="103.871062757279" calcext:value-type="float">
            <text:p>103.871062757279</text:p>
          </table:table-cell>
          <table:table-cell table:formula="of:=1000*[.H12]/[.F12]" office:value-type="float" office:value="6.29521592468359" calcext:value-type="float">
            <text:p>6.29521592468359</text:p>
          </table:table-cell>
          <table:table-cell table:formula="of:=TRIM([.C12])" office:value-type="string" office:string-value="LAC" calcext:value-type="string">
            <text:p>LAC</text:p>
          </table:table-cell>
          <table:table-cell table:number-columns-repeated="5"/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Paul George (15188332)</text:p>
          </table:table-cell>
          <table:table-cell office:value-type="string" calcext:value-type="string">
            <text:p><text:s/>LAC <text:s text:c="7"/></text:p>
          </table:table-cell>
          <table:table-cell office:value-type="float" office:value="1.27846608081991" calcext:value-type="float">
            <text:p>1.27846608081991</text:p>
          </table:table-cell>
          <table:table-cell office:value-type="float" office:value="45.1" calcext:value-type="float">
            <text:p>45.1</text:p>
          </table:table-cell>
          <table:table-cell office:value-type="float" office:value="9200" calcext:value-type="float">
            <text:p>9200</text:p>
          </table:table-cell>
          <table:table-cell table:formula="of:=[.D13]*10000/[.F13]" office:value-type="float" office:value="1.38963704436947" calcext:value-type="float">
            <text:p>1.38963704436947</text:p>
          </table:table-cell>
          <table:table-cell table:formula="of:=[.D13]*[.E13]" office:value-type="float" office:value="57.6588202449781" calcext:value-type="float">
            <text:p>57.6588202449781</text:p>
          </table:table-cell>
          <table:table-cell table:formula="of:=[.H13]*1.5" office:value-type="float" office:value="86.4882303674672" calcext:value-type="float">
            <text:p>86.4882303674672</text:p>
          </table:table-cell>
          <table:table-cell table:formula="of:=1000*[.H13]/[.F13]" office:value-type="float" office:value="6.26726307010632" calcext:value-type="float">
            <text:p>6.26726307010632</text:p>
          </table:table-cell>
          <table:table-cell table:formula="of:=TRIM([.C13])" office:value-type="string" office:string-value="LAC" calcext:value-type="string">
            <text:p>LAC</text:p>
          </table:table-cell>
          <table:table-cell table:number-columns-repeated="5"/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Montrezl Harrell (15188341)</text:p>
          </table:table-cell>
          <table:table-cell office:value-type="string" calcext:value-type="string">
            <text:p><text:s/>LAC <text:s text:c="7"/></text:p>
          </table:table-cell>
          <table:table-cell office:value-type="float" office:value="1.15557175450743" calcext:value-type="float">
            <text:p>1.15557175450743</text:p>
          </table:table-cell>
          <table:table-cell office:value-type="float" office:value="17.32" calcext:value-type="float">
            <text:p>17.32</text:p>
          </table:table-cell>
          <table:table-cell office:value-type="float" office:value="4200" calcext:value-type="float">
            <text:p>4200</text:p>
          </table:table-cell>
          <table:table-cell table:formula="of:=[.D14]*10000/[.F14]" office:value-type="float" office:value="2.75136132025578" calcext:value-type="float">
            <text:p>2.75136132025578</text:p>
          </table:table-cell>
          <table:table-cell table:formula="of:=[.D14]*[.E14]" office:value-type="float" office:value="20.0145027880687" calcext:value-type="float">
            <text:p>20.0145027880687</text:p>
          </table:table-cell>
          <table:table-cell table:formula="of:=[.H14]*1.5" office:value-type="float" office:value="30.021754182103" calcext:value-type="float">
            <text:p>30.021754182103</text:p>
          </table:table-cell>
          <table:table-cell table:formula="of:=1000*[.H14]/[.F14]" office:value-type="float" office:value="4.76535780668301" calcext:value-type="float">
            <text:p>4.76535780668301</text:p>
          </table:table-cell>
          <table:table-cell table:formula="of:=TRIM([.C14])" office:value-type="string" office:string-value="LAC" calcext:value-type="string">
            <text:p>LAC</text:p>
          </table:table-cell>
          <table:table-cell table:number-columns-repeated="5"/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Ivica Zubac (15188339)</text:p>
          </table:table-cell>
          <table:table-cell office:value-type="string" calcext:value-type="string">
            <text:p><text:s/>LAC <text:s text:c="7"/></text:p>
          </table:table-cell>
          <table:table-cell office:value-type="float" office:value="1.13220521433398" calcext:value-type="float">
            <text:p>1.13220521433398</text:p>
          </table:table-cell>
          <table:table-cell office:value-type="float" office:value="21.6" calcext:value-type="float">
            <text:p>21.6</text:p>
          </table:table-cell>
          <table:table-cell office:value-type="float" office:value="5000" calcext:value-type="float">
            <text:p>5000</text:p>
          </table:table-cell>
          <table:table-cell table:formula="of:=[.D15]*10000/[.F15]" office:value-type="float" office:value="2.26441042866796" calcext:value-type="float">
            <text:p>2.26441042866796</text:p>
          </table:table-cell>
          <table:table-cell table:style-name="ce2" table:formula="of:=[.D15]*[.E15]" office:value-type="float" office:value="24.455632629614" calcext:value-type="float">
            <text:p>24.455632629614</text:p>
          </table:table-cell>
          <table:table-cell table:formula="of:=[.H15]*1.5" office:value-type="float" office:value="36.683448944421" calcext:value-type="float">
            <text:p>36.683448944421</text:p>
          </table:table-cell>
          <table:table-cell table:formula="of:=1000*[.H15]/[.F15]" office:value-type="float" office:value="4.8911265259228" calcext:value-type="float">
            <text:p>4.8911265259228</text:p>
          </table:table-cell>
          <table:table-cell table:formula="of:=TRIM([.C15])" office:value-type="string" office:string-value="LAC" calcext:value-type="string">
            <text:p>LAC</text:p>
          </table:table-cell>
          <table:table-cell table:number-columns-repeated="5"/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Lou Williams (15188333)</text:p>
          </table:table-cell>
          <table:table-cell office:value-type="string" calcext:value-type="string">
            <text:p><text:s/>LAC <text:s text:c="7"/></text:p>
          </table:table-cell>
          <table:table-cell office:value-type="float" office:value="1.10538552873738" calcext:value-type="float">
            <text:p>1.10538552873738</text:p>
          </table:table-cell>
          <table:table-cell office:value-type="float" office:value="34.47" calcext:value-type="float">
            <text:p>34.47</text:p>
          </table:table-cell>
          <table:table-cell office:value-type="float" office:value="8000" calcext:value-type="float">
            <text:p>8000</text:p>
          </table:table-cell>
          <table:table-cell table:formula="of:=[.D16]*10000/[.F16]" office:value-type="float" office:value="1.38173191092173" calcext:value-type="float">
            <text:p>1.38173191092173</text:p>
          </table:table-cell>
          <table:table-cell table:style-name="ce2" table:formula="of:=[.D16]*[.E16]" office:value-type="float" office:value="38.1026391755775" calcext:value-type="float">
            <text:p>38.1026391755775</text:p>
          </table:table-cell>
          <table:table-cell table:formula="of:=[.H16]*1.5" office:value-type="float" office:value="57.1539587633663" calcext:value-type="float">
            <text:p>57.1539587633663</text:p>
          </table:table-cell>
          <table:table-cell table:formula="of:=1000*[.H16]/[.F16]" office:value-type="float" office:value="4.76282989694719" calcext:value-type="float">
            <text:p>4.76282989694719</text:p>
          </table:table-cell>
          <table:table-cell table:formula="of:=TRIM([.C16])" office:value-type="string" office:string-value="LAC" calcext:value-type="string">
            <text:p>LAC</text:p>
          </table:table-cell>
          <table:table-cell table:number-columns-repeated="5"/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Reggie Jackson (15188343)</text:p>
          </table:table-cell>
          <table:table-cell office:value-type="string" calcext:value-type="string">
            <text:p><text:s/>LAC <text:s text:c="7"/></text:p>
          </table:table-cell>
          <table:table-cell office:value-type="float" office:value="0.857412211712383" calcext:value-type="float">
            <text:p>0.857412211712383</text:p>
          </table:table-cell>
          <table:table-cell office:value-type="float" office:value="27.92" calcext:value-type="float">
            <text:p>27.92</text:p>
          </table:table-cell>
          <table:table-cell office:value-type="float" office:value="3600" calcext:value-type="float">
            <text:p>3600</text:p>
          </table:table-cell>
          <table:table-cell table:formula="of:=[.D17]*10000/[.F17]" office:value-type="float" office:value="2.38170058808995" calcext:value-type="float">
            <text:p>2.38170058808995</text:p>
          </table:table-cell>
          <table:table-cell table:style-name="ce2" table:formula="of:=[.D17]*[.E17]" office:value-type="float" office:value="23.9389489510097" calcext:value-type="float">
            <text:p>23.9389489510097</text:p>
          </table:table-cell>
          <table:table-cell table:formula="of:=[.H17]*1.5" office:value-type="float" office:value="35.9084234265146" calcext:value-type="float">
            <text:p>35.9084234265146</text:p>
          </table:table-cell>
          <table:table-cell table:formula="of:=1000*[.H17]/[.F17]" office:value-type="float" office:value="6.64970804194715" calcext:value-type="float">
            <text:p>6.64970804194715</text:p>
          </table:table-cell>
          <table:table-cell table:formula="of:=TRIM([.C17])" office:value-type="string" office:string-value="LAC" calcext:value-type="string">
            <text:p>LAC</text:p>
          </table:table-cell>
          <table:table-cell table:number-columns-repeated="5"/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JaMychal Green (15188349)</text:p>
          </table:table-cell>
          <table:table-cell office:value-type="string" calcext:value-type="string">
            <text:p><text:s/>LAC <text:s text:c="7"/></text:p>
          </table:table-cell>
          <table:table-cell office:value-type="float" office:value="0.839864551723025" calcext:value-type="float">
            <text:p>0.839864551723025</text:p>
          </table:table-cell>
          <table:table-cell office:value-type="float" office:value="13.28" calcext:value-type="float">
            <text:p>13.28</text:p>
          </table:table-cell>
          <table:table-cell office:value-type="float" office:value="1800" calcext:value-type="float">
            <text:p>1800</text:p>
          </table:table-cell>
          <table:table-cell table:formula="of:=[.D18]*10000/[.F18]" office:value-type="float" office:value="4.66591417623903" calcext:value-type="float">
            <text:p>4.66591417623903</text:p>
          </table:table-cell>
          <table:table-cell table:formula="of:=[.D18]*[.E18]" office:value-type="float" office:value="11.1534012468818" calcext:value-type="float">
            <text:p>11.1534012468818</text:p>
          </table:table-cell>
          <table:table-cell table:formula="of:=[.H18]*1.5" office:value-type="float" office:value="16.7301018703227" calcext:value-type="float">
            <text:p>16.7301018703227</text:p>
          </table:table-cell>
          <table:table-cell table:formula="of:=1000*[.H18]/[.F18]" office:value-type="float" office:value="6.19633402604543" calcext:value-type="float">
            <text:p>6.19633402604543</text:p>
          </table:table-cell>
          <table:table-cell table:formula="of:=TRIM([.C18])" office:value-type="string" office:string-value="LAC" calcext:value-type="string">
            <text:p>LAC</text:p>
          </table:table-cell>
          <table:table-cell table:number-columns-repeated="5"/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Marcus Morris Sr. (15188335)</text:p>
          </table:table-cell>
          <table:table-cell office:value-type="string" calcext:value-type="string">
            <text:p><text:s/>LAC <text:s text:c="7"/></text:p>
          </table:table-cell>
          <table:table-cell office:value-type="float" office:value="0.731733940694578" calcext:value-type="float">
            <text:p>0.731733940694578</text:p>
          </table:table-cell>
          <table:table-cell office:value-type="float" office:value="35.05" calcext:value-type="float">
            <text:p>35.05</text:p>
          </table:table-cell>
          <table:table-cell office:value-type="float" office:value="6800" calcext:value-type="float">
            <text:p>6800</text:p>
          </table:table-cell>
          <table:table-cell table:formula="of:=[.D19]*10000/[.F19]" office:value-type="float" office:value="1.07607932455085" calcext:value-type="float">
            <text:p>1.07607932455085</text:p>
          </table:table-cell>
          <table:table-cell table:formula="of:=[.D19]*[.E19]" office:value-type="float" office:value="25.647274621345" calcext:value-type="float">
            <text:p>25.647274621345</text:p>
          </table:table-cell>
          <table:table-cell table:formula="of:=[.H19]*1.5" office:value-type="float" office:value="38.4709119320174" calcext:value-type="float">
            <text:p>38.4709119320174</text:p>
          </table:table-cell>
          <table:table-cell table:formula="of:=1000*[.H19]/[.F19]" office:value-type="float" office:value="3.77165803255073" calcext:value-type="float">
            <text:p>3.77165803255073</text:p>
          </table:table-cell>
          <table:table-cell table:formula="of:=TRIM([.C19])" office:value-type="string" office:string-value="LAC" calcext:value-type="string">
            <text:p>LAC</text:p>
          </table:table-cell>
          <table:table-cell table:number-columns-repeated="5"/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Terance Mann (15188358)</text:p>
          </table:table-cell>
          <table:table-cell office:value-type="string" calcext:value-type="string">
            <text:p><text:s/>LAC <text:s text:c="7"/></text:p>
          </table:table-cell>
          <table:table-cell office:value-type="float" office:value="0.694988568294478" calcext:value-type="float">
            <text:p>0.694988568294478</text:p>
          </table:table-cell>
          <table:table-cell office:value-type="float" office:value="0.52" calcext:value-type="float">
            <text:p>0.52</text:p>
          </table:table-cell>
          <table:table-cell office:value-type="float" office:value="1000" calcext:value-type="float">
            <text:p>1000</text:p>
          </table:table-cell>
          <table:table-cell table:formula="of:=[.D20]*10000/[.F20]" office:value-type="float" office:value="6.94988568294478" calcext:value-type="float">
            <text:p>6.94988568294478</text:p>
          </table:table-cell>
          <table:table-cell table:formula="of:=[.D20]*[.E20]" office:value-type="float" office:value="0.361394055513128" calcext:value-type="float">
            <text:p>0.361394055513128</text:p>
          </table:table-cell>
          <table:table-cell table:formula="of:=[.H20]*1.5" office:value-type="float" office:value="0.542091083269693" calcext:value-type="float">
            <text:p>0.542091083269693</text:p>
          </table:table-cell>
          <table:table-cell table:formula="of:=1000*[.H20]/[.F20]" office:value-type="float" office:value="0.361394055513128" calcext:value-type="float">
            <text:p>0.361394055513128</text:p>
          </table:table-cell>
          <table:table-cell table:formula="of:=TRIM([.C20])" office:value-type="string" office:string-value="LAC" calcext:value-type="string">
            <text:p>LAC</text:p>
          </table:table-cell>
          <table:table-cell table:number-columns-repeated="5"/>
        </table:table-row>
        <table:table-row table:style-name="ro1">
          <table:table-cell office:value-type="float" office:value="20200823" calcext:value-type="float">
            <text:p>20200823</text:p>
          </table:table-cell>
          <table:table-cell office:value-type="string" calcext:value-type="string">
            <text:p>Landry Shamet (15188345)</text:p>
          </table:table-cell>
          <table:table-cell office:value-type="string" calcext:value-type="string">
            <text:p><text:s/>LAC <text:s text:c="7"/></text:p>
          </table:table-cell>
          <table:table-cell office:value-type="float" office:value="0.57162222476289" calcext:value-type="float">
            <text:p>0.57162222476289</text:p>
          </table:table-cell>
          <table:table-cell office:value-type="float" office:value="23.22" calcext:value-type="float">
            <text:p>23.22</text:p>
          </table:table-cell>
          <table:table-cell office:value-type="float" office:value="3200" calcext:value-type="float">
            <text:p>3200</text:p>
          </table:table-cell>
          <table:table-cell table:formula="of:=[.D21]*10000/[.F21]" office:value-type="float" office:value="1.78631945238403" calcext:value-type="float">
            <text:p>1.78631945238403</text:p>
          </table:table-cell>
          <table:table-cell table:style-name="ce2" table:formula="of:=[.D21]*[.E21]" office:value-type="float" office:value="13.2730680589943" calcext:value-type="float">
            <text:p>13.2730680589943</text:p>
          </table:table-cell>
          <table:table-cell table:formula="of:=[.H21]*1.5" office:value-type="float" office:value="19.9096020884915" calcext:value-type="float">
            <text:p>19.9096020884915</text:p>
          </table:table-cell>
          <table:table-cell table:formula="of:=1000*[.H21]/[.F21]" office:value-type="float" office:value="4.14783376843572" calcext:value-type="float">
            <text:p>4.14783376843572</text:p>
          </table:table-cell>
          <table:table-cell table:formula="of:=TRIM([.C21])" office:value-type="string" office:string-value="LAC" calcext:value-type="string">
            <text:p>LAC</text:p>
          </table:table-cell>
          <table:table-cell table:number-columns-repeated="5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7"/>
          <table:table-cell table:style-name="ce2"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7"/>
          <table:table-cell table:style-name="ce2"/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K21">
          <table:sort>
            <table:sort-by table:field-number="2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20:32:46.1816298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09T14:31:34.556631980</meta:creation-date>
    <dc:date>2020-08-25T20:40:11.072904953</dc:date>
    <meta:editing-duration>P1DT26M47S</meta:editing-duration>
    <meta:editing-cycles>15</meta:editing-cycles>
    <meta:generator>LibreOffice/6.3.5.2$Linux_X86_64 LibreOffice_project/30$Build-2</meta:generator>
    <meta:document-statistic meta:table-count="1" meta:cell-count="235" meta:object-count="0"/>
  </office:meta>
</office:document-meta>
</file>